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essunaspaziatura" style:master-page-name="MP0" style:family="paragraph">
      <style:paragraph-properties fo:break-before="page"/>
    </style:style>
    <style:style style:name="P2" style:parent-style-name="Nessunaspaziatura" style:family="paragraph">
      <style:text-properties fo:language="en" fo:country="US"/>
    </style:style>
    <style:style style:name="P3" style:parent-style-name="Nessunaspaziatura" style:family="paragraph">
      <style:text-properties fo:language="en" fo:country="US"/>
    </style:style>
    <style:style style:name="P4" style:parent-style-name="Normale" style:family="paragraph">
      <style:text-properties fo:language="en" fo:country="US"/>
    </style:style>
    <style:style style:name="P5" style:parent-style-name="Normale" style:family="paragraph">
      <style:text-properties fo:language="en" fo:country="US"/>
    </style:style>
    <style:style style:name="P6" style:parent-style-name="Normale" style:family="paragraph">
      <style:text-properties fo:language="en" fo:country="US"/>
    </style:style>
    <style:style style:name="P7" style:parent-style-name="Paragrafoelenco" style:family="paragraph">
      <style:text-properties fo:language="en" fo:country="US"/>
    </style:style>
    <style:style style:name="T8" style:parent-style-name="Enfasicorsivo" style:family="text">
      <style:text-properties style:font-name="Roboto" fo:color="#800080"/>
    </style:style>
  </office:automatic-styles>
  <office:body>
    <office:text text:use-soft-page-breaks="true">
      <text:p text:style-name="P1"><text:a xlink:href="https://www.youtube.com/watch?v=j9lhdAbE5LA" office:target-frame-name="_top" xlink:show="replace"><text:span text:style-name="Collegamentoipertestuale">https://www.youtube.com/watch?v=j9lhdAbE5LA</text:span></text:a></text:p>
      <text:p text:style-name="Nessunaspaziatura">design-non design</text:p>
      <text:p text:style-name="Nessunaspaziatura">brand-non brand</text:p>
      <text:p text:style-name="Nessunaspaziatura">atelier</text:p>
      <text:p text:style-name="Nessunaspaziatura">editore (libri, musicale, teatrale…)</text:p>
      <text:p text:style-name="Nessunaspaziatura">team</text:p>
      <text:p text:style-name="Nessunaspaziatura">slow design &lt;- slow food</text:p>
      <text:p text:style-name="Nessunaspaziatura"/>
      <text:p text:style-name="Nessunaspaziatura">archivio con classificazione dei temi</text:p>
      <text:p text:style-name="Nessunaspaziatura">la sua tecnica = il segreto di fornasetti = l’immaginazione + artigianalità<text:s/></text:p>
      <text:p text:style-name="Nessunaspaziatura">inspirazione lavorando, archivio, confronto delle interpretazioni di un’immagine dell’archivio</text:p>
      <text:p text:style-name="Nessunaspaziatura"/>
      <text:p text:style-name="Nessunaspaziatura">casa + studio + galleria + archivio + <text:s/>posto di incontro tra creativi + luogo di festa</text:p>
      <text:p text:style-name="Nessunaspaziatura">esteticità e concettualità (casa)</text:p>
      <text:p text:style-name="Nessunaspaziatura"/>
      <text:p text:style-name="Nessunaspaziatura">il tempo</text:p>
      <text:p text:style-name="Nessunaspaziatura">decorazione più che design -&gt; può essere design anche un’opera lirica, senza l’utilizzo dell’oggetto commerciale</text:p>
      <text:p text:style-name="Nessunaspaziatura"/>
      <text:p text:style-name="Nessunaspaziatura"><text:a xlink:href="https://www.youtube.com/watch?v=ETcnh5guRjA" office:target-frame-name="_top" xlink:show="replace"><text:span text:style-name="Collegamentoipertestuale">https://www.youtube.com/watch?v=ETcnh5guRjA</text:span></text:a></text:p>
      <text:p text:style-name="Nessunaspaziatura">collezione di oggetti</text:p>
      <text:p text:style-name="Nessunaspaziatura"/>
      <text:p text:style-name="Nessunaspaziatura"><text:a xlink:href="https://www.youtube.com/watch?v=wVaTWlL8QgQ" office:target-frame-name="_top" xlink:show="replace"><text:span text:style-name="Collegamentoipertestuale">https://www.youtube.com/watch?v=wVaTWlL8QgQ</text:span></text:a></text:p>
      <text:p text:style-name="Nessunaspaziatura"/>
      <text:p text:style-name="Nessunaspaziatura"/>
      <text:p text:style-name="Nessunaspaziatura">altre</text:p>
      <text:p text:style-name="Nessunaspaziatura">OSSESSIONE</text:p>
      <text:p text:style-name="Nessunaspaziatura">RIVINCITA</text:p>
      <text:p text:style-name="Nessunaspaziatura">VARIETA’</text:p>
      <text:p text:style-name="Nessunaspaziatura">CREATIVITA’</text:p>
      <text:p text:style-name="Nessunaspaziatura">VARIAZIONE</text:p>
      <text:p text:style-name="P2">IDENTITA’</text:p>
      <text:p text:style-name="P3">DECORAZIONE E IRONIA (negozio)</text:p>
      <text:p text:style-name="Nessunaspaziatura">UNIVERSALITA’ E VERSATILITA’ http://www.thatsalltrends.com/art/archivio-artistico-piero-fornasetti/</text:p>
      <text:p text:style-name="Nessunaspaziatura">DETTAGLIO http://www.thatsalltrends.com/art/archivio-artistico-piero-fornasetti/</text:p>
      <text:p text:style-name="P4"/>
      <text:p text:style-name="P5"><text:bookmark-start text:name="_Hlk508042693"/>Fornasetti atelièr, where dreams are crafted</text:p>
      <text:p text:style-name="P6"><text:bookmark-end text:name="_Hlk508042693"/></text:p>
      <text:p text:style-name="Paragrafoelenco">- temi</text:p>
      <text:p text:style-name="Paragrafoelenco">- mostre</text:p>
      <text:p text:style-name="Paragrafoelenco">- un pò di storia</text:p>
      <text:p text:style-name="Paragrafoelenco"/>
      <text:p text:style-name="Paragrafoelenco"><text:a xlink:href="https://it.wikipedia.org/wiki/Piero_Fornasetti" office:target-frame-name="_top" xlink:show="replace"><text:span text:style-name="Collegamentoipertestuale">https://it.wikipedia.org/wiki/Piero_Fornasetti</text:span></text:a></text:p>
      <text:p text:style-name="Paragrafoelenco"><text:a xlink:href="http://arredoeconvivio.com/arredo-e-design/passi-letterari-piero-e-barnaba-fornasetti/" office:target-frame-name="_top" xlink:show="replace"><text:span text:style-name="Collegamentoipertestuale">http://arredoeconvivio.com/arredo-e-design/passi-letterari-piero-e-barnaba-fornasetti/</text:span></text:a></text:p>
      <text:p text:style-name="P7">- chi è?</text:p>
      <text:p text:style-name="Paragrafoelenco">- cosa produce?</text:p>
      <text:soft-page-break/>
      <text:p text:style-name="Paragrafoelenco">- tecnica?</text:p>
      <text:p text:style-name="Paragrafoelenco"/>
      <text:p text:style-name="Paragrafoelenco">-l’atelier</text:p>
      <text:p text:style-name="Paragrafoelenco">-I colori</text:p>
      <text:p text:style-name="Paragrafoelenco">-gli interni</text:p>
      <text:p text:style-name="Paragrafoelenco">-collaborazioni</text:p>
      <text:p text:style-name="Paragrafoelenco"><text:a xlink:href="http://www.vogue.it/people-are-talking-about/vogue-arts/2013/11/mostra-piero-fornasetti" office:target-frame-name="_top" xlink:show="replace"><text:span text:style-name="Collegamentoipertestuale">http://www.vogue.it/people-are-talking-about/vogue-arts/2013/11/mostra-piero-fornasetti</text:span></text:a></text:p>
      <text:p text:style-name="Paragrafoelenco">-WONDERLAND</text:p>
      <text:p text:style-name="Paragrafoelenco">SENZA TEMPO</text:p>
      <text:p text:style-name="Paragrafoelenco">SURREALISMO</text:p>
      <text:p text:style-name="Paragrafoelenco"><text:a xlink:href="http://www.homelaco.com/fornasetti-stupefacente/" office:target-frame-name="_top" xlink:show="replace"><text:span text:style-name="Collegamentoipertestuale">http://www.homelaco.com/fornasetti-stupefacente/</text:span></text:a></text:p>
      <text:p text:style-name="Paragrafoelenco"/>
      <text:p text:style-name="Paragrafoelenco">-ispirazioni</text:p>
      <text:p text:style-name="Paragrafoelenco">-IL NEGOZIO</text:p>
      <text:p text:style-name="Paragrafoelenco"><text:a xlink:href="http://living.corriere.it/city-guide/negozi/negozio-fornasetti-milano/" office:target-frame-name="_top" xlink:show="replace"><text:span text:style-name="Collegamentoipertestuale">http://living.corriere.it/city-guide/negozi/negozio-fornasetti-milano/</text:span></text:a></text:p>
      <text:p text:style-name="Paragrafoelenco"/>
      <text:p text:style-name="Paragrafoelenco"/>
      <text:p text:style-name="Paragrafoelenco">http://icondesign.it/places/fornasetti-atelier-milano/</text:p>
      <text:p text:style-name="Normale"/>
      <text:p text:style-name="Normale"><text:a xlink:href="http://www.thatsalltrends.com/art/archivio-artistico-piero-fornasetti" office:target-frame-name="_top" xlink:show="replace"><text:span text:style-name="Collegamentoipertestuale">http://www.thatsalltrends.com/art/archivio-artistico-piero-fornasetti</text:span></text:a></text:p>
      <text:p text:style-name="Normale"><text:bookmark-start text:name="_Hlk508042717"/><text:span text:style-name="T8">“Ho così vestito di vestigia ceramiche, mobili e cose e ho così riposto in ogni opera un messaggio, un piccolo racconto certe volte ironico, senza parole evidentemente, ma udibile da chi crede nella poesia”.</text:span></text:p>
      <text:p text:style-name="Normale"><text:bookmark-end text:name="_Hlk50804271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Pirovano</meta:initial-creator>
    <dc:creator>Cristina Pirovano</dc:creator>
    <meta:creation-date>2018-03-03T12:08:00Z</meta:creation-date>
    <dc:date>2018-03-05T18:50:00Z</dc:date>
    <meta:template xlink:href="Normal.dotm" xlink:type="simple"/>
    <meta:editing-cycles>3</meta:editing-cycles>
    <meta:editing-duration>PT0S</meta:editing-duration>
    <meta:document-statistic meta:page-count="2" meta:paragraph-count="5" meta:word-count="388" meta:character-count="2601" meta:row-count="18" meta:non-whitespace-character-count="2218"/>
  </office:meta>
</office:document-meta>
</file>